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Idées cartes :</text:p>
      <text:p text:style-name="Standard"/>
      <text:p text:style-name="Standard">Cerise : Si une carte Laurent Prével est visible, la faction qui a retourné cette dernière perd 300 points DDRS. Sinon, elle gagne 2 points DDRS.</text:p>
      <text:p text:style-name="Standard"><text:line-break/>Labyriinthe Roikoko : La faction qui a posé cette carte gagne autant de<text:s/>points que de cartes dont le titre contient Labyriinthe sont visibles. Si une carte « Labyriinthe Rocket » est visible, ces points sont doublés.</text:p>
      <text:p text:style-name="Standard"/>
      <text:p text:style-name="Standard">Labyriinthe Rocket : S'il y a une carte FISE retournée dans la même ligne ou la même colonne que cette carte,<text:s/>la faction qui a posé cette carte gagne 5 points DDRS. Si une carte « Labyriinthe Roikoko » est visible, ces points sont doublés.</text:p>
      <text:p text:style-name="Standard"/>
      <text:p text:style-name="Standard">Labyriinthe Teecs : Réactive l’effet de la première carte de sa ligne. Si une carte « Labyriinthe Duchat » est visible, cette<text:s/>effet est activé de nouveau.</text:p>
      <text:p text:style-name="Standard"/>
      <text:p text:style-name="Standard">Labyriinthe Duchat : Réactive l’effet de la première carte de sa colonne. Si une carte « Labyriinthe Teecs» est visible, cette effet est activé de nouveau.</text:p>
      <text:p text:style-name="Standard"/>
      <text:p text:style-name="Standard">Labyriinthe Cupcake: La faction qui a posé cette carte gagne 3 points DDRS si une carte Soirée sans alcool a été retournée, sinon elle en perd 4, sauf si une carte « Labyriinthe Log » est visible.</text:p>
      <text:p text:style-name="Standard"/>
      <text:p text:style-name="Standard">Labyriinthe Log : Supprimez les cartes « Ecocup » du plateau. Si une carte  « Labyriinthe Cupcake » est visible, supprimez aussi les cartes « Alcool ».</text:p>
      <text:p text:style-name="Standard"/>
      <text:p text:style-name="Standard">Labyriinthe Bibiche : Si le nombre de<text:s/>carte<text:s/>visible<text:s/>dont le titre contient Labyriinthe<text:s/>est supérieur au nombre de carte Labyriinthe face cachée,<text:s/>la faction qui a posé cette carte<text:s/>gagne 3 points DDRS. Si une carte « Labyriinthe Jinkey» est visible, elle en gagne 5.</text:p>
      <text:p text:style-name="Standard"/>
      <text:p text:style-name="Standard">Labyriinthe Jinkey : La faction<text:s/>adverse de la faction qui a retourné cette carte perd 2 points DDRS par carte « Heures supplémentaires » visible. Si une carte « Labyriinthe Bibiche » est visible, la faction qui a retourné cette carte gagne 1 point DDRS par carte « Heures supplémentaires » visible.</text:p>
      <text:p text:style-name="Standard"/>
      <text:p text:style-name="Standard">Labyriinthe Autruck : Retourne les cartes<text:s/>à sa droite<text:s/>sans activer leurs effets. Si une carte « Labyriinthe maka » est visible, la faction qui<text:s/>a posé<text:s/>cette carte<text:s/>gagne 2 points DDRS.</text:p>
      <text:p text:style-name="Standard"><text:line-break/>Labyriinthe maka : Si une carte « EcologIIE » est visible, la faction qui a retourné cette dernière gagne 2 points DDRS. Si une carte « Labyriinthe Autruck » est visible, elle en gagne 6.</text:p>
      <text:p text:style-name="Standard"/>
      <text:p text:style-name="Standard">Labyriinthe Gaysa : Pose une carte « Ecocup » sur les cases libres autour d’elle, ou des cartes « Alcool » si une carte « Labyriinthe Vik » est visible.</text:p>
      <text:p text:style-name="Standard"><text:line-break/>Labyriinthe Vik : Remplace les cartes « Ecocup » visibles par des cartes « Alcool ». Si une carte « Labyriinthe Gaysa » est visible, la faction qui a retourné la carte « Labyriinthe Vik » gagne 3 points DDRS par carte « Ecocup » remplacée .</text:p>
      <text:p text:style-name="Standard"/>
      <text:p text:style-name="Standard">Labyriinthe Crousti : La faction qui a retourné cette carte gagne 3 points DDRS si 1 carte dont le titre contient<text:s/>« Labyriinthe »<text:s/>est retourné, 6 points si 2 cartes, 9 points si 3 cartes,<text:s/>..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Zakaria Benbouzid</dc:creator>
    <meta:creation-date>2022-05-19T14:37:00Z</meta:creation-date>
    <dc:date>2022-05-24T22:26:00Z</dc:date>
    <meta:template xlink:href="Normal" xlink:type="simple"/>
    <meta:editing-cycles>3</meta:editing-cycles>
    <meta:editing-duration>PT0S</meta:editing-duration>
    <meta:document-statistic meta:page-count="1" meta:paragraph-count="5" meta:word-count="432" meta:character-count="2808" meta:row-count="19" meta:non-whitespace-character-count="2381"/>
  </office:meta>
</office:document-meta>
</file>